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507d" officeooo:paragraph-rsid="0010507d"/>
    </style:style>
    <style:style style:name="P2" style:family="paragraph" style:parent-style-name="Standard">
      <style:text-properties officeooo:rsid="0010f7a4" officeooo:paragraph-rsid="0010f7a4"/>
    </style:style>
    <style:style style:name="P3" style:family="paragraph" style:parent-style-name="Standard">
      <style:text-properties officeooo:rsid="00129f1f" officeooo:paragraph-rsid="00129f1f"/>
    </style:style>
    <style:style style:name="P4" style:family="paragraph" style:parent-style-name="Standard">
      <style:text-properties officeooo:rsid="0013789f" officeooo:paragraph-rsid="0013789f"/>
    </style:style>
    <style:style style:name="T1" style:family="text">
      <style:text-properties officeooo:rsid="0013789f"/>
    </style:style>
    <style:style style:name="T2" style:family="text">
      <style:text-properties officeooo:rsid="001492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ECS376/476 </text:p>
      <text:p text:style-name="P3">Dr. Newman</text:p>
      <text:p text:style-name="P3">P7_wxy169 linear steer feedback</text:p>
      <text:p text:style-name="P3"/>
      <text:p text:style-name="P3">First, I use the command roslaunch mobot_urdf mobot_in_pen.launch and run file mobot_pub_des_state, by changing the file pub_des_state_<text:span text:style-name="T1">path_client to set path for robot and make robot can reach the goal location, however, by running this file, the robot's path not follow command strictly, the path will be change when robot moving and rotation. </text:span></text:p>
      <text:p text:style-name="P3"/>
      <text:p text:style-name="P4">Then, I try to run lin_steering lin_steering_wrt_odom find the path more accurately, therefore, I compile the file and make robot can reach the goal location, the video has shown more clearly details.</text:p>
      <text:p text:style-name="P4"/>
      <text:p text:style-name="P4"/>
      <text:p text:style-name="P4">As following, I change the value in “steering_algorithm.h”, the origin apparent better than changed, more clearly detail has shown on rqt<text:span text:style-name="T2">0.pg and rqt1.pg</text:span>.</text:p>
      <text:p text:style-name="P4"/>
      <text:p text:style-name="P4"/>
      <text:p text:style-name="P1">Initial <text:span text:style-name="T1">value</text:span></text:p>
      <text:p text:style-name="P1"/>
      <text:p text:style-name="P1">const double K_PHI= 10.0; // control gains for steering </text:p>
      <text:p text:style-name="P1">const double K_DISP = 3.0; </text:p>
      <text:p text:style-name="P1">const double K_TRIP_DIST = 1.0; </text:p>
      <text:p text:style-name="P1">// dynamic limitations: <text:s/>these apply to the steering controller; they may be larger than the limits on des state generation </text:p>
      <text:p text:style-name="P1">const double MAX_SPEED = 1.0; // m/sec; adjust this </text:p>
      <text:p text:style-name="P1">const double MAX_OMEGA = 1.0; //1.0; // rad/sec; adjust this</text:p>
      <text:p text:style-name="P1"/>
      <text:p text:style-name="P1"/>
      <text:p text:style-name="P2">changed <text:span text:style-name="T1">value</text:span></text:p>
      <text:p text:style-name="P1">const double K_PHI= 5.0; // control gains for steering </text:p>
      <text:p text:style-name="P1">const double K_DISP = 2.0; </text:p>
      <text:p text:style-name="P1">const double K_TRIP_DIST = 2.0; </text:p>
      <text:p text:style-name="P1">// dynamic limitations: <text:s/>these apply to the steering controller; they may be larger than the limits on des state generation </text:p>
      <text:p text:style-name="P1">const double MAX_SPEED = 2.0; // m/sec; adjust this </text:p>
      <text:p text:style-name="P1">const double MAX_OMEGA = 0.5; //1.0; // rad/sec; adjust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16:16:53.610816347</meta:creation-date>
    <dc:date>2017-03-30T16:04:22.581711899</dc:date>
    <meta:editing-duration>PT12M44S</meta:editing-duration>
    <meta:editing-cycles>2</meta:editing-cycles>
    <meta:generator>LibreOffice/4.2.8.2$Linux_X86_64 LibreOffice_project/420m0$Build-2</meta:generator>
    <meta:document-statistic meta:table-count="0" meta:image-count="0" meta:object-count="0" meta:page-count="1" meta:paragraph-count="20" meta:word-count="234" meta:character-count="1480" meta:non-whitespace-character-count="1252"/>
  </office:meta>
</office:document-meta>
</file>